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094522DBF0AD83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5%" draw:opacity-name="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5.8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cm" fo:padding-top="0.166cm" fo:padding-bottom="0.166cm" fo:padding-left="0.291cm" fo:padding-right="0.291cm" fo:wrap-option="wrap"/>
    </style:style>
    <style:style style:name="gr5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85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  <style:text-properties style:font-name="FreeMono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FreeMono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0.479cm" svg:height="20.319cm" svg:x="0cm" svg:y="0cm">
          <draw:image xlink:href="Pictures/10000001000004B000000320094522DBF0AD83B6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-0.00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6.3cm" svg:x="3cm" svg:y="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5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6.6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7.7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cm" svg:y="18.4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16.5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16.5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18.4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18.4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6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6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cm" svg:y="7.5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6cm" svg:y="7.50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7cm" svg:height="6.3cm" svg:x="3cm" svg:y="9cm">
          <draw:text-box>
            <text:p text:style-name="P4"><text:span text:style-name="T1">eac</text:span><text:span text:style-name="T1">h_p</text:span><text:span text:style-name="T1">ati</text:span><text:span text:style-name="T1">ent</text:span><text:span text:style-name="T1">_po</text:span><text:span text:style-name="T1">st_</text:span><text:span text:style-name="T1">str</text:span><text:span text:style-name="T1">oke</text:span><text:span text:style-name="T1">_mr</text:span><text:span text:style-name="T1">s_d</text:span><text:span text:style-name="T1">ist</text:span></text:p>
          </draw:text-box>
        </draw:frame>
        <draw:frame draw:style-name="gr7" draw:text-style-name="P5" draw:layer="layout" svg:width="15.4cm" svg:height="0.884cm" svg:x="4.6cm" svg:y="15.916cm">
          <draw:text-box>
            <text:p text:style-name="P4"><text:span text:style-name="T1">each_patient_post_stroke_mean_mrs</text:span></text:p>
          </draw:text-box>
        </draw:frame>
        <draw:frame draw:style-name="gr7" draw:text-style-name="P5" draw:layer="layout" svg:width="15.4cm" svg:height="0.884cm" svg:x="4.6cm" svg:y="16.601cm">
          <draw:text-box>
            <text:p text:style-name="P4"><text:span text:style-name="T1">each_patient_mean_mrs_shift</text:span></text:p>
          </draw:text-box>
        </draw:frame>
        <draw:frame draw:style-name="gr7" draw:text-style-name="P5" draw:layer="layout" svg:width="15.5cm" svg:height="0.884cm" svg:x="4.5cm" svg:y="17.701cm">
          <draw:text-box>
            <text:p text:style-name="P4"><text:span text:style-name="T1">each_patient_post_stroke_mean_utility</text:span></text:p>
          </draw:text-box>
        </draw:frame>
        <draw:frame draw:style-name="gr7" draw:text-style-name="P5" draw:layer="layout" svg:width="15.4cm" svg:height="0.884cm" svg:x="4.6cm" svg:y="18.402cm">
          <draw:text-box>
            <text:p text:style-name="P4"><text:span text:style-name="T1">ea</text:span><text:span text:style-name="T1">ch</text:span><text:span text:style-name="T1">_p</text:span><text:span text:style-name="T1">at</text:span><text:span text:style-name="T1">ie</text:span><text:span text:style-name="T1">nt</text:span><text:span text:style-name="T1">_m</text:span><text:span text:style-name="T1">ea</text:span><text:span text:style-name="T1">n_</text:span><text:span text:style-name="T1">ad</text:span><text:span text:style-name="T1">de</text:span><text:span text:style-name="T1">d_</text:span><text:span text:style-name="T1">ut</text:span><text:span text:style-name="T1">il</text:span><text:span text:style-name="T1">it</text:span><text:span text:style-name="T1">y</text:span></text:p>
          </draw:text-box>
        </draw:frame>
        <draw:frame draw:style-name="gr8" draw:text-style-name="P5" draw:layer="layout" svg:width="5.9cm" svg:height="1.099cm" svg:x="24.8cm" svg:y="5.901cm">
          <draw:text-box>
            <text:p text:style-name="P4"><text:span text:style-name="T1">no</text:span><text:span text:style-name="T1">t_</text:span><text:span text:style-name="T1">tr</text:span><text:span text:style-name="T1">ea</text:span><text:span text:style-name="T1">te</text:span><text:span text:style-name="T1">d_</text:span><text:span text:style-name="T1">me</text:span><text:span text:style-name="T1">an</text:span><text:span text:style-name="T1">_m</text:span><text:span text:style-name="T1">rs</text:span></text:p>
          </draw:text-box>
        </draw:frame>
        <draw:frame draw:style-name="gr7" draw:text-style-name="P5" draw:layer="layout" svg:width="6.9cm" svg:height="0.884cm" svg:x="23.8cm" svg:y="8.416cm">
          <draw:text-box>
            <text:p text:style-name="P4"><text:span text:style-name="T1">not_treated_mean_utility</text:span></text:p>
          </draw:text-box>
        </draw:frame>
        <draw:frame draw:style-name="gr7" draw:text-style-name="P5" draw:layer="layout" svg:width="5.3cm" svg:height="0.884cm" svg:x="18.3cm" svg:y="6.816cm">
          <draw:text-box>
            <text:p text:style-name="P4"><text:span text:style-name="T1">no_effect_mean_mrs</text:span></text:p>
          </draw:text-box>
        </draw:frame>
        <draw:frame draw:style-name="gr7" draw:text-style-name="P5" draw:layer="layout" svg:width="6.5cm" svg:height="0.884cm" svg:x="17.2cm" svg:y="7.316cm">
          <draw:text-box>
            <text:p text:style-name="P4"><text:span text:style-name="T1">no</text:span><text:span text:style-name="T1">_e</text:span><text:span text:style-name="T1">ff</text:span><text:span text:style-name="T1">ec</text:span><text:span text:style-name="T1">t_</text:span><text:span text:style-name="T1">me</text:span><text:span text:style-name="T1">an</text:span><text:span text:style-name="T1">_u</text:span><text:span text:style-name="T1">ti</text:span><text:span text:style-name="T1">li</text:span><text:span text:style-name="T1">ty</text:span></text:p>
          </draw:text-box>
        </draw:frame>
        <draw:frame draw:style-name="gr8" draw:text-style-name="P5" draw:layer="layout" svg:width="6.1cm" svg:height="1.099cm" svg:x="19.8cm" svg:y="15.5cm">
          <draw:text-box>
            <text:p text:style-name="P4"><text:span text:style-name="T1">mean_valid_patients_</text:span></text:p>
            <text:p text:style-name="P4"><text:span text:style-name="T1">mean_mrs_shift</text:span></text:p>
          </draw:text-box>
        </draw:frame>
        <draw:frame draw:style-name="gr8" draw:text-style-name="P5" draw:layer="layout" svg:width="6.2cm" svg:height="1.099cm" svg:x="19.5cm" svg:y="19.2cm">
          <draw:text-box>
            <text:p text:style-name="P4"><text:span text:style-name="T1">mean_valid_patients_</text:span></text:p>
            <text:p text:style-name="P4"><text:span text:style-name="T1">mean_added_utility</text:span></text:p>
          </draw:text-box>
        </draw:frame>
        <draw:frame draw:style-name="gr8" draw:text-style-name="P5" draw:layer="layout" svg:width="9cm" svg:height="1.099cm" svg:x="21.8cm" svg:y="14.416cm">
          <draw:text-box>
            <text:p text:style-name="P4"><text:span text:style-name="T1">treated_populatio</text:span><text:span text:style-name="T1">n_mean_</text:span></text:p>
            <text:p text:style-name="P4"><text:span text:style-name="T1">valid_patients_me</text:span><text:span text:style-name="T1">an_mrs_shift</text:span></text:p>
          </draw:text-box>
        </draw:frame>
        <draw:frame draw:style-name="gr8" draw:text-style-name="P5" draw:layer="layout" svg:width="9.3cm" svg:height="1.099cm" svg:x="21.6cm" svg:y="17.3cm">
          <draw:text-box>
            <text:p text:style-name="P4"><text:span text:style-name="T1">treated_population_mean_</text:span></text:p>
            <text:p text:style-name="P4"><text:span text:style-name="T1">valid_patients_mean_added_utility</text:span></text:p>
          </draw:text-box>
        </draw:frame>
        <draw:line draw:style-name="gr9" draw:text-style-name="P6" draw:layer="layout" svg:x1="28.5cm" svg:y1="6.6cm" svg:x2="27.5cm" svg:y2="7.1cm">
          <text:p/>
        </draw:line>
        <draw:line draw:style-name="gr9" draw:text-style-name="P6" draw:layer="layout" svg:x1="28.5cm" svg:y1="8.416cm" svg:x2="27.501cm" svg:y2="7.8cm">
          <text:p/>
        </draw:line>
        <draw:line draw:style-name="gr9" draw:text-style-name="P6" draw:layer="layout" svg:x1="23.301cm" svg:y1="7.2cm" svg:x2="24.3cm" svg:y2="7.2cm">
          <text:p/>
        </draw:line>
        <draw:line draw:style-name="gr9" draw:text-style-name="P6" draw:layer="layout" svg:x1="23.301cm" svg:y1="7.8cm" svg:x2="24.3cm" svg:y2="7.8cm">
          <text:p/>
        </draw:line>
        <draw:line draw:style-name="gr9" draw:text-style-name="P6" draw:layer="layout" svg:x1="23.2cm" svg:y1="19.3cm" svg:x2="24.2cm" svg:y2="18.7cm">
          <text:p/>
        </draw:line>
        <draw:line draw:style-name="gr9" draw:text-style-name="P6" draw:layer="layout" svg:x1="29.2cm" svg:y1="18.399cm" svg:x2="27.7cm" svg:y2="18.701cm">
          <text:p/>
        </draw:line>
        <draw:line draw:style-name="gr9" draw:text-style-name="P6" draw:layer="layout" svg:x1="23cm" svg:y1="16.599cm" svg:x2="24.2cm" svg:y2="16.801cm">
          <text:p/>
        </draw:line>
        <draw:line draw:style-name="gr9" draw:text-style-name="P6" draw:layer="layout" svg:x1="27.5cm" svg:y1="15.515cm" svg:x2="27.001cm" svg:y2="16.245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0.479cm" svg:height="20.319cm" svg:x="0cm" svg:y="0cm">
          <draw:image xlink:href="Pictures/10000001000004B000000320094522DBF0AD83B6.png" xlink:type="simple" xlink:show="embed" xlink:actuate="onLoad" draw:mime-type="image/png">
            <text:p/>
          </draw:image>
        </draw:fram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08:42:12.269156794</meta:creation-date>
    <dc:date>2023-08-08T15:22:21.913049287</dc:date>
    <meta:editing-duration>PT3H17M59S</meta:editing-duration>
    <meta:editing-cycles>17</meta:editing-cycles>
    <meta:generator>LibreOffice/7.3.7.2$Linux_X86_64 LibreOffice_project/30$Build-2</meta:generator>
    <meta:document-statistic meta:object-count="62"/>
  </office:meta>
</office:document-meta>
</file>